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4.297cm" fo:margin-left="0.011cm" table:align="left"/>
    </style:style>
    <style:style style:name="Таблица2.A" style:family="table-column">
      <style:table-column-properties style:column-width="4.297cm"/>
    </style:style>
    <style:style style:name="Таблица2.A1" style:family="table-cell">
      <style:table-cell-properties fo:padding="0.097cm" fo:border="0.05pt solid #000000"/>
    </style:style>
    <style:style style:name="Таблица3" style:family="table">
      <style:table-properties style:width="17.59cm" table:align="margins" style:writing-mode="lr-tb"/>
    </style:style>
    <style:style style:name="Таблица3.A" style:family="table-column">
      <style:table-column-properties style:column-width="17.59cm" style:rel-column-width="65535*"/>
    </style:style>
    <style:style style:name="Таблица3.A1" style:family="table-cell">
      <style:table-cell-properties fo:padding="0.097cm" fo:border="0.05pt solid #000000"/>
    </style:style>
    <style:style style:name="Таблица1" style:family="table">
      <style:table-properties style:width="17.59cm" table:align="margins" style:writing-mode="lr-tb"/>
    </style:style>
    <style:style style:name="Таблица1.A" style:family="table-column">
      <style:table-column-properties style:column-width="17.59cm" style:rel-column-width="65535*"/>
    </style:style>
    <style:style style:name="Таблица1.A1" style:family="table-cell">
      <style:table-cell-properties fo:padding="0.097cm" fo:border="0.05pt solid #000000"/>
    </style:style>
    <style:style style:name="P1" style:family="paragraph" style:parent-style-name="Standard">
      <style:text-properties style:font-name="Times New Roman" officeooo:paragraph-rsid="001f8786"/>
    </style:style>
    <style:style style:name="P2" style:family="paragraph" style:parent-style-name="Standard">
      <style:text-properties style:font-name="Times New Roman" officeooo:rsid="001f8786" officeooo:paragraph-rsid="002778ac"/>
    </style:style>
    <style:style style:name="P3" style:family="paragraph" style:parent-style-name="Standard">
      <style:paragraph-properties fo:text-align="justify" style:justify-single-word="false"/>
      <style:text-properties style:font-name="Times New Roman" fo:font-size="14pt" style:text-underline-style="none" officeooo:paragraph-rsid="000d472f" style:font-size-asian="14pt" style:font-size-complex="14pt"/>
    </style:style>
    <style:style style:name="P4" style:family="paragraph" style:parent-style-name="Standard">
      <style:text-properties fo:color="#000000" style:font-name="Consolas" fo:font-size="9.5pt" fo:background-color="#ffffff" style:font-size-asian="9.5pt"/>
    </style:style>
    <style:style style:name="P5" style:family="paragraph" style:parent-style-name="Standard">
      <style:paragraph-properties fo:text-align="start" style:justify-single-word="false"/>
      <style:text-properties fo:color="#000000" style:font-name="Consolas" fo:font-size="9.5pt" fo:language="ru" fo:country="RU" officeooo:rsid="0014885a" officeooo:paragraph-rsid="001f8786" fo:background-color="#ffffff" style:font-size-asian="9.5pt"/>
    </style:style>
    <style:style style:name="P6" style:family="paragraph" style:parent-style-name="Standard">
      <style:paragraph-properties fo:text-align="start" style:justify-single-word="false"/>
      <style:text-properties fo:color="#a31515" style:font-name="Consolas" fo:font-size="9.5pt" officeooo:paragraph-rsid="002778ac" fo:background-color="#ffffff" style:font-size-asian="9.5pt"/>
    </style:style>
    <style:style style:name="P7" style:family="paragraph" style:parent-style-name="Standard">
      <style:paragraph-properties fo:text-align="justify" style:justify-single-word="false"/>
      <style:text-properties fo:font-size="14pt" fo:language="ru" fo:country="RU" officeooo:rsid="0030be33" officeooo:paragraph-rsid="0030be33" style:font-size-asian="14pt" style:font-size-complex="14pt"/>
    </style:style>
    <style:style style:name="P8"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style:font-name="Times New Roman" fo:font-size="14pt" fo:language="ru" fo:country="RU" fo:font-weight="bold" officeooo:rsid="0002bc4e" officeooo:paragraph-rsid="0002bc4e" style:font-size-asian="14pt" style:font-weight-asian="bold" style:font-size-complex="14pt" style:font-weight-complex="bold"/>
    </style:style>
    <style:style style:name="P9"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normal" officeooo:rsid="0002bc4e" officeooo:paragraph-rsid="00235ddf" style:font-size-asian="14pt" style:font-weight-asian="normal" style:font-size-complex="14pt"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normal" officeooo:rsid="0002bc4e" officeooo:paragraph-rsid="002fd249" style:font-size-asian="14pt" style:font-weight-asian="normal" style:font-size-complex="14pt"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font-size="14pt" fo:language="ru" fo:country="RU" fo:font-weight="bold" officeooo:rsid="0002bc4e" officeooo:paragraph-rsid="001f8786" style:font-size-asian="14pt" style:font-weight-asian="bold" style:font-size-complex="14pt" style:font-weight-complex="bold"/>
    </style:style>
    <style:style style:name="P12"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0pt" fo:font-weight="bold" officeooo:paragraph-rsid="003749b2" style:font-name-asian="Times New Roman" style:font-size-asian="10pt" style:language-asian="ru" style:country-asian="RU" style:font-weight-asian="bold" style:font-size-complex="10pt"/>
    </style:style>
    <style:style style:name="P13"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3749b2" style:font-name-asian="Times New Roman" style:font-size-asian="12pt" style:language-asian="ru" style:country-asian="RU" style:font-size-complex="12pt"/>
    </style:style>
    <style:style style:name="P14"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375373" style:font-name-asian="Times New Roman" style:font-size-asian="12pt" style:language-asian="ru" style:country-asian="RU" style:font-size-complex="12pt"/>
    </style:style>
    <style:style style:name="P15"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2pt" officeooo:paragraph-rsid="003749b2" style:font-name-asian="Times New Roman" style:font-size-asian="12pt" style:language-asian="ru" style:country-asian="RU" style:font-size-complex="12pt"/>
    </style:style>
    <style:style style:name="P16"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style:text-underline-style="solid" style:text-underline-width="auto" style:text-underline-color="font-color" officeooo:paragraph-rsid="003749b2" style:font-name-asian="Times New Roman" style:font-size-asian="12pt" style:language-asian="ru" style:country-asian="RU" style:font-size-complex="12pt"/>
    </style:style>
    <style:style style:name="P17"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style:text-underline-style="solid" style:text-underline-width="auto" style:text-underline-color="font-color" officeooo:paragraph-rsid="00375373" style:font-name-asian="Times New Roman" style:font-size-asian="12pt" style:language-asian="ru" style:country-asian="RU" style:font-size-complex="12pt"/>
    </style:style>
    <style:style style:name="P18"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size="12pt" fo:font-weight="bold" officeooo:paragraph-rsid="003749b2" style:font-name-asian="Times New Roman" style:font-size-asian="12pt" style:language-asian="ru" style:country-asian="RU" style:font-weight-asian="bold" style:font-size-complex="12pt"/>
    </style:style>
    <style:style style:name="P19"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weight="bold" officeooo:paragraph-rsid="003749b2"/>
    </style:style>
    <style:style style:name="P20" style:family="paragraph" style:parent-style-name="Standard">
      <style:paragraph-properties fo:margin-left="0cm" fo:margin-right="0cm" fo:line-height="100%" fo:text-align="center" style:justify-single-word="false" fo:text-indent="0cm" style:auto-text-indent="false"/>
      <style:text-properties officeooo:paragraph-rsid="003749b2"/>
    </style:style>
    <style:style style:name="P21" style:family="paragraph" style:parent-style-name="Standard">
      <style:paragraph-properties fo:margin-left="0cm" fo:margin-right="0cm" fo:line-height="100%" fo:text-align="center" style:justify-single-word="false" fo:text-indent="0cm" style:auto-text-indent="false">
        <style:tab-stops>
          <style:tab-stop style:position="13.767cm" style:leader-style="solid" style:leader-text="_"/>
        </style:tab-stops>
      </style:paragraph-properties>
      <style:text-properties style:font-name="Times New Roman" officeooo:paragraph-rsid="003749b2"/>
    </style:style>
    <style:style style:name="P22" style:family="paragraph" style:parent-style-name="Standard">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3749b2" style:font-name-asian="Times New Roman" style:font-size-asian="16pt" style:language-asian="ru" style:country-asian="RU" style:font-size-complex="16pt"/>
    </style:style>
    <style:style style:name="P23" style:family="paragraph" style:parent-style-name="Standard">
      <style:paragraph-properties fo:margin-left="0cm" fo:margin-right="0cm" fo:margin-top="0.009cm" fo:margin-bottom="0cm" loext:contextual-spacing="false" fo:text-align="start" style:justify-single-word="false" fo:text-indent="0cm" style:auto-text-indent="false"/>
      <style:text-properties fo:color="#333333" style:font-name="Times New Roman" fo:font-size="12pt" fo:language="ru" fo:country="RU" officeooo:rsid="00375afb" officeooo:paragraph-rsid="00375afb" style:font-name-asian="Times New Roman" style:font-size-asian="12pt" style:language-asian="ru" style:country-asian="RU" style:font-size-complex="12pt"/>
    </style:style>
    <style:style style:name="P24" style:family="paragraph" style:parent-style-name="Table_20_Contents">
      <style:paragraph-properties fo:text-align="end" style:justify-single-word="false"/>
      <style:text-properties style:font-name="Times New Roman" fo:font-size="12pt" officeooo:paragraph-rsid="00375afb" style:font-name-asian="Times New Roman" style:font-size-asian="12pt" style:font-size-complex="12pt"/>
    </style:style>
    <style:style style:name="P25" style:family="paragraph" style:parent-style-name="Standard">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2fd249" style:font-size-asian="14pt" style:font-weight-asian="normal" style:font-size-complex="14pt" style:font-weight-complex="normal"/>
    </style:style>
    <style:style style:name="P26" style:family="paragraph" style:parent-style-name="Standard">
      <style:paragraph-properties fo:margin-left="0cm" fo:margin-right="0cm" fo:line-height="100%" fo:text-align="center" style:justify-single-word="false" fo:text-indent="0.319cm" style:auto-text-indent="false"/>
      <style:text-properties fo:color="#000000" style:font-name="Times New Roman" officeooo:paragraph-rsid="003749b2"/>
    </style:style>
    <style:style style:name="P27" style:family="paragraph" style:parent-style-name="Standard">
      <style:paragraph-properties fo:margin-left="0cm" fo:margin-right="0cm" fo:margin-top="0.009cm" fo:margin-bottom="0cm" loext:contextual-spacing="false" fo:line-height="100%" fo:text-align="end" style:justify-single-word="false" fo:text-indent="0.319cm" style:auto-text-indent="false">
        <style:tab-stops>
          <style:tab-stop style:position="13.767cm" style:leader-style="solid" style:leader-text="_"/>
        </style:tab-stops>
      </style:paragraph-properties>
      <style:text-properties fo:color="#000000" style:font-name="Times New Roman" fo:font-size="12pt" officeooo:paragraph-rsid="00375afb" style:font-name-asian="Times New Roman" style:font-size-asian="12pt" style:language-asian="ru" style:country-asian="RU" style:font-size-complex="12pt"/>
    </style:style>
    <style:style style:name="P28" style:family="paragraph" style:parent-style-name="Standard">
      <style:paragraph-properties fo:margin-left="11.432cm" fo:margin-right="0cm" fo:line-height="100%" fo:text-align="start" style:justify-single-word="false" fo:text-indent="0cm" style:auto-text-indent="false"/>
      <style:text-properties fo:color="#000000" style:font-name="Times New Roman" fo:font-size="12pt" officeooo:paragraph-rsid="003749b2" style:font-name-asian="Times New Roman" style:font-size-asian="12pt" style:language-asian="ru" style:country-asian="RU" style:font-size-complex="12pt"/>
    </style:style>
    <style:style style:name="P29"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paragraph-rsid="003749b2" style:font-name-asian="Times New Roman" style:font-size-asian="12pt" style:language-asian="ru" style:country-asian="RU" style:font-size-complex="12pt"/>
    </style:style>
    <style:style style:name="P30"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fo:language="ru" fo:country="RU" officeooo:rsid="00375373" officeooo:paragraph-rsid="00375373" style:font-name-asian="Times New Roman" style:font-size-asian="12pt" style:language-asian="ru" style:country-asian="RU" style:font-size-complex="12pt"/>
    </style:style>
    <style:style style:name="P31"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font-style="normal" fo:font-weight="normal" officeooo:paragraph-rsid="00375373" style:font-name-asian="Times New Roman" style:font-size-asian="12pt" style:language-asian="ru" style:country-asian="RU" style:font-size-complex="12pt"/>
    </style:style>
    <style:style style:name="P32"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language="en" fo:country="US" fo:font-style="normal" fo:font-weight="normal" officeooo:rsid="00375afb" officeooo:paragraph-rsid="00375afb" style:font-name-asian="Times New Roman" style:font-size-asian="12pt" style:language-asian="ru" style:country-asian="RU" style:font-size-complex="12pt"/>
    </style:style>
    <style:style style:name="P33"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normal" officeooo:paragraph-rsid="00375afb" style:font-name-asian="Times New Roman" style:font-size-asian="12pt" style:language-asian="ru" style:country-asian="RU" style:font-size-complex="12pt"/>
    </style:style>
    <style:style style:name="P34" style:family="paragraph" style:parent-style-name="Standard">
      <style:paragraph-properties fo:margin-left="11.43cm" fo:margin-right="0cm" fo:margin-top="0.009cm" fo:margin-bottom="0cm" loext:contextual-spacing="false" fo:text-align="end" style:justify-single-word="false" fo:text-indent="0cm" style:auto-text-indent="false"/>
      <style:text-properties fo:color="#000000" style:font-name="Times New Roman" fo:font-size="12pt" officeooo:paragraph-rsid="003749b2" style:font-name-asian="Times New Roman" style:font-size-asian="12pt" style:language-asian="ru" style:country-asian="RU" style:font-size-complex="12pt"/>
    </style:style>
    <style:style style:name="P35"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fo:font-size="12pt" officeooo:paragraph-rsid="003749b2" style:font-name-asian="Times New Roman" style:font-size-asian="12pt" style:language-asian="ru" style:country-asian="RU" style:font-size-complex="14pt"/>
    </style:style>
    <style:style style:name="P36"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officeooo:paragraph-rsid="003749b2" style:font-name-asian="Times New Roman" style:language-asian="ru" style:country-asian="RU" style:font-size-complex="14pt"/>
    </style:style>
    <style:style style:name="P37" style:family="paragraph" style:parent-style-name="Text_20_body">
      <style:paragraph-properties fo:text-align="center" style:justify-single-word="false"/>
      <style:text-properties style:font-name="Times New Roman" fo:language="ru" fo:country="RU" officeooo:rsid="00375373" officeooo:paragraph-rsid="00375373"/>
    </style:style>
    <style:style style:name="P38" style:family="paragraph" style:parent-style-name="Heading_20_1">
      <style:paragraph-properties fo:text-align="center" style:justify-single-word="false"/>
      <style:text-properties style:font-name="Times New Roman" fo:language="ru" fo:country="RU" officeooo:rsid="00375373" officeooo:paragraph-rsid="00375373"/>
    </style:style>
    <style:style style:name="P39" style:family="paragraph" style:parent-style-name="Heading_20_1">
      <style:paragraph-properties fo:text-align="center" style:justify-single-word="false"/>
      <style:text-properties style:font-name="Times New Roman" officeooo:paragraph-rsid="00375373"/>
    </style:style>
    <style:style style:name="P40" style:family="paragraph" style:parent-style-name="Heading_20_1">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375373" style:font-name-asian="Times New Roman" style:font-size-asian="16pt" style:language-asian="ru" style:country-asian="RU" style:font-size-complex="16pt"/>
    </style:style>
    <style:style style:name="P41" style:family="paragraph" style:parent-style-name="Heading_20_2">
      <style:text-properties style:font-name="Times New Roman"/>
    </style:style>
    <style:style style:name="P42" style:family="paragraph" style:parent-style-name="Heading_20_2">
      <style:text-properties style:font-name="Times New Roman" fo:font-size="14pt" style:font-size-asian="14pt" style:font-size-complex="14pt"/>
    </style:style>
    <style:style style:name="P43" style:family="paragraph" style:parent-style-name="Heading_20_2">
      <style:text-properties style:font-name="Times New Roman" officeooo:paragraph-rsid="000d472f"/>
    </style:style>
    <style:style style:name="P44" style:family="paragraph" style:parent-style-name="Standard" style:master-page-name="Standard">
      <style:paragraph-properties fo:margin-left="0cm" fo:margin-right="0cm" fo:line-height="100%" fo:text-align="center" style:justify-single-word="false" fo:text-indent="0cm" style:auto-text-indent="false" style:page-number="auto"/>
      <style:text-properties fo:color="#000000" style:text-line-through-style="none" style:text-line-through-type="none" style:font-name="Times New Roman" fo:font-size="12pt" fo:letter-spacing="0.002cm" officeooo:rsid="000660c5" officeooo:paragraph-rsid="003749b2" style:font-name-asian="Times New Roman" style:font-size-asian="12pt" style:language-asian="ru" style:country-asian="RU" style:font-size-complex="12pt"/>
    </style:style>
    <style:style style:name="P45" style:family="paragraph" style:parent-style-name="Standard" style:list-style-name="L1">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2fd249" style:font-size-asian="14pt" style:font-weight-asian="normal" style:font-size-complex="14pt" style:font-weight-complex="normal"/>
    </style:style>
    <style:style style:name="P46" style:family="paragraph" style:parent-style-name="Standard" style:list-style-name="L2">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2fd249" style:font-size-asian="14pt" style:font-weight-asian="normal" style:font-size-complex="14pt" style:font-weight-complex="normal"/>
    </style:style>
    <style:style style:name="P47" style:family="paragraph" style:parent-style-name="Standard" style:list-style-name="L3">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2fd249" style:font-size-asian="14pt" style:font-weight-asian="normal" style:font-size-complex="14pt" style:font-weight-complex="normal"/>
    </style:style>
    <style:style style:name="T1" style:family="text">
      <style:text-properties style:font-name="Times New Roman"/>
    </style:style>
    <style:style style:name="T2" style:family="text">
      <style:text-properties style:font-name="Times New Roman" fo:language="en" fo:country="US"/>
    </style:style>
    <style:style style:name="T3" style:family="text">
      <style:text-properties style:font-name="Times New Roman" fo:language="en" fo:country="US" officeooo:rsid="0031498d"/>
    </style:style>
    <style:style style:name="T4" style:family="text">
      <style:text-properties style:font-name="Times New Roman" officeooo:rsid="00204233"/>
    </style:style>
    <style:style style:name="T5" style:family="text">
      <style:text-properties style:font-name="Times New Roman" officeooo:rsid="0031498d"/>
    </style:style>
    <style:style style:name="T6" style:family="text">
      <style:text-properties fo:language="ru" fo:country="RU"/>
    </style:style>
    <style:style style:name="T7" style:family="text">
      <style:text-properties fo:language="ru" fo:country="RU" officeooo:rsid="000d472f"/>
    </style:style>
    <style:style style:name="T8" style:family="text">
      <style:text-properties fo:language="ru" fo:country="RU" officeooo:rsid="001f8786"/>
    </style:style>
    <style:style style:name="T9" style:family="text">
      <style:text-properties fo:language="ru" fo:country="RU" officeooo:rsid="002e28fe"/>
    </style:style>
    <style:style style:name="T10" style:family="text">
      <style:text-properties fo:language="ru" fo:country="RU" officeooo:rsid="0031498d"/>
    </style:style>
    <style:style style:name="T11" style:family="text">
      <style:text-properties fo:language="ru" fo:country="RU" officeooo:rsid="00321ee4"/>
    </style:style>
    <style:style style:name="T12" style:family="text">
      <style:text-properties fo:language="ru" fo:country="RU" officeooo:rsid="00375373"/>
    </style:style>
    <style:style style:name="T13" style:family="text">
      <style:text-properties fo:language="en" fo:country="US" officeooo:rsid="001e3d66"/>
    </style:style>
    <style:style style:name="T14" style:family="text">
      <style:text-properties fo:language="en" fo:country="US" officeooo:rsid="002fd249"/>
    </style:style>
    <style:style style:name="T15" style:family="text">
      <style:text-properties fo:language="en" fo:country="US" officeooo:rsid="0031498d"/>
    </style:style>
    <style:style style:name="T16" style:family="text">
      <style:text-properties fo:language="en" fo:country="US" officeooo:rsid="00321ee4"/>
    </style:style>
    <style:style style:name="T17" style:family="text">
      <style:text-properties fo:color="#808080" style:font-name="Consolas" fo:font-size="9.5pt" fo:background-color="#ffffff" loext:char-shading-value="0" style:font-size-asian="9.5pt"/>
    </style:style>
    <style:style style:name="T18" style:family="text">
      <style:text-properties fo:color="#808080" fo:background-color="#ffffff" loext:char-shading-value="0"/>
    </style:style>
    <style:style style:name="T19" style:family="text">
      <style:text-properties fo:color="#000000" style:font-name="Consolas" fo:font-size="9.5pt" fo:background-color="#ffffff" loext:char-shading-value="0" style:font-size-asian="9.5pt"/>
    </style:style>
    <style:style style:name="T20" style:family="text">
      <style:text-properties fo:color="#000000" fo:background-color="#ffffff" loext:char-shading-value="0"/>
    </style:style>
    <style:style style:name="T21" style:family="text">
      <style:text-properties fo:color="#000000" style:font-name="Times New Roman" fo:font-size="12pt" style:font-name-asian="Times New Roman" style:font-size-asian="12pt" style:language-asian="ru" style:country-asian="RU" style:font-size-complex="12pt"/>
    </style:style>
    <style:style style:name="T22" style:family="text">
      <style:text-properties fo:color="#000000" style:font-name="Times New Roman" fo:font-size="12pt" officeooo:rsid="0003d0d0" style:font-name-asian="Times New Roman" style:font-size-asian="12pt" style:language-asian="ru" style:country-asian="RU" style:font-size-complex="12pt"/>
    </style:style>
    <style:style style:name="T23" style:family="text">
      <style:text-properties fo:color="#000000" style:text-line-through-style="none" style:text-line-through-type="none" style:font-name="Times New Roman" fo:font-size="12pt" style:text-underline-style="none" fo:font-weight="bold" style:font-name-asian="Times New Roman" style:font-size-asian="12pt" style:language-asian="ru" style:country-asian="RU" style:font-weight-asian="bold" style:font-size-complex="12pt"/>
    </style:style>
    <style:style style:name="T24" style:family="text">
      <style:text-properties fo:color="#000000" fo:font-size="12pt" fo:language="ru" fo:country="RU" officeooo:rsid="00375373" style:font-name-asian="Times New Roman" style:font-size-asian="12pt" style:language-asian="ru" style:country-asian="RU" style:font-size-complex="12pt"/>
    </style:style>
    <style:style style:name="T25" style:family="text">
      <style:text-properties fo:color="#6f008a" style:font-name="Consolas" fo:font-size="9.5pt" fo:background-color="#ffffff" loext:char-shading-value="0" style:font-size-asian="9.5pt"/>
    </style:style>
    <style:style style:name="T26" style:family="text">
      <style:text-properties fo:color="#6f008a" fo:background-color="#ffffff" loext:char-shading-value="0"/>
    </style:style>
    <style:style style:name="T27" style:family="text">
      <style:text-properties fo:color="#a31515" style:font-name="Consolas" fo:font-size="9.5pt" fo:background-color="#ffffff" loext:char-shading-value="0" style:font-size-asian="9.5pt"/>
    </style:style>
    <style:style style:name="T28" style:family="text">
      <style:text-properties fo:color="#0000ff" style:font-name="Consolas" fo:font-size="9.5pt" fo:background-color="#ffffff" loext:char-shading-value="0" style:font-size-asian="9.5pt"/>
    </style:style>
    <style:style style:name="T29" style:family="text">
      <style:text-properties fo:color="#2b91af" style:font-name="Consolas" fo:font-size="9.5pt" fo:background-color="#ffffff" loext:char-shading-value="0" style:font-size-asian="9.5pt"/>
    </style:style>
    <style:style style:name="T30" style:family="text">
      <style:text-properties fo:color="#008000" style:font-name="Consolas" fo:font-size="9.5pt" fo:background-color="#ffffff" loext:char-shading-value="0" style:font-size-asian="9.5pt"/>
    </style:style>
    <style:style style:name="T31" style:family="text">
      <style:text-properties fo:color="#008000" fo:background-color="#ffffff" loext:char-shading-value="0"/>
    </style:style>
    <style:style style:name="T32" style:family="text">
      <style:text-properties fo:color="#008080" style:font-name="Consolas" fo:font-size="9.5pt" fo:background-color="#ffffff" loext:char-shading-value="0" style:font-size-asian="9.5pt"/>
    </style:style>
    <style:style style:name="T33" style:family="text">
      <style:text-properties officeooo:rsid="009df4ee"/>
    </style:style>
    <style:style style:name="T34" style:family="text">
      <style:text-properties officeooo:rsid="001e3d66"/>
    </style:style>
    <style:style style:name="T35" style:family="text">
      <style:text-properties fo:background-color="#ffffff" loext:char-shading-value="0"/>
    </style:style>
    <style:style style:name="T36" style:family="text">
      <style:text-properties officeooo:rsid="002fd249"/>
    </style:style>
    <style:style style:name="T37" style:family="text">
      <style:text-properties fo:font-size="12pt" style:font-name-asian="Times New Roman" style:font-size-asian="12pt" style:language-asian="ru" style:country-asian="RU" style:font-size-complex="12pt"/>
    </style:style>
    <style:style style:name="T38" style:family="text">
      <style:text-properties fo:font-size="12pt" style:font-name-asian="Times New Roman" style:font-size-asian="12pt" style:language-asian="ru" style:country-asian="RU" style:font-weight-asian="bold" style:font-size-complex="12pt"/>
    </style:style>
    <style:style style:name="T39" style:family="text">
      <style:text-properties fo:font-size="12pt" fo:letter-spacing="0.002cm" style:font-name-asian="Times New Roman" style:font-size-asian="12pt" style:language-asian="ru" style:country-asian="RU" style:font-size-complex="12pt"/>
    </style:style>
    <style:style style:name="T40" style:family="text">
      <style:text-properties fo:font-size="12pt" fo:letter-spacing="0.002cm" officeooo:rsid="0003d0d0" style:font-name-asian="Times New Roman" style:font-size-asian="12pt" style:language-asian="ru" style:country-asian="RU" style:font-size-complex="12pt"/>
    </style:style>
    <style:style style:name="T41" style:family="text">
      <style:text-properties fo:font-variant="normal" fo:text-transform="none" style:text-line-through-style="none" style:text-line-through-type="none" fo:letter-spacing="normal" fo:font-style="normal" style:text-underline-style="none"/>
    </style:style>
    <style:style style:name="T42" style:family="text">
      <style:text-properties fo:font-variant="normal" fo:text-transform="none" style:text-line-through-style="none" style:text-line-through-type="none" fo:letter-spacing="normal" fo:font-style="normal" style:text-underline-style="none" officeooo:rsid="000660c5"/>
    </style:style>
    <style:style style:name="T43"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style:text-blinking="false" fo:background-color="#ffffff" loext:char-shading-value="0" style:font-weight-asian="bold" style:font-weight-complex="bold"/>
    </style:style>
    <style:style style:name="T44"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officeooo:rsid="000660c5" style:text-blinking="false" fo:background-color="#ffffff" loext:char-shading-value="0" style:font-weight-asian="bold" style:font-weight-complex="bold"/>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bold" officeooo:rsid="00375373" style:font-weight-asian="bold" style:font-weight-complex="bold"/>
    </style:style>
    <style:style style:name="T47" style:family="text">
      <style:text-properties style:text-underline-style="none" officeooo:rsid="0003d0d0"/>
    </style:style>
    <style:style style:name="T48" style:family="text">
      <style:text-properties style:text-underline-style="none" officeooo:rsid="0008168f"/>
    </style:style>
    <style:style style:name="T49" style:family="text">
      <style:text-properties style:text-underline-style="none" officeooo:rsid="00375afb"/>
    </style:style>
    <style:style style:name="T50" style:family="text">
      <style:text-properties style:text-underline-style="none" officeooo:rsid="003ee609"/>
    </style:style>
    <style:style style:name="T51" style:family="text">
      <style:text-properties officeooo:rsid="0003d0d0"/>
    </style:style>
    <style:style style:name="T52" style:family="text">
      <style:text-properties officeooo:rsid="000816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44">Национальный исследовательский институт</text:p>
      <text:p text:style-name="P26"><text:span text:style-name="T39">«</text:span><text:span text:style-name="T40">Московский Авиационный Институт</text:span><text:span text:style-name="T37">»</text:span></text:p>
      <text:p text:style-name="P18"/>
      <text:p text:style-name="P19"><text:span text:style-name="T38">факультет </text:span><text:span text:style-name="T41">ИНФОРМАЦИОННЫ</text:span><text:span text:style-name="T42">Х</text:span><text:span text:style-name="T41"> ТЕХНОЛОГИ</text:span><text:span text:style-name="T42">Й</text:span><text:span text:style-name="T41"> И ПРИКЛАДН</text:span><text:span text:style-name="T42">ОЙ</text:span><text:span text:style-name="T41"> МАТЕМАТИК</text:span><text:span text:style-name="T42">И</text:span></text:p>
      <text:p text:style-name="P20"><text:span text:style-name="T23">Кафедра </text:span><text:a xlink:type="simple" xlink:href="https://www.mai.ru/education/fpmf/806/" text:style-name="Internet_20_link" text:visited-style-name="Visited_20_Internet_20_Link"><text:span text:style-name="T43">вычислительн</text:span></text:a><text:a xlink:type="simple" xlink:href="https://www.mai.ru/education/fpmf/806/" text:style-name="Internet_20_link" text:visited-style-name="Visited_20_Internet_20_Link"><text:span text:style-name="T44">ой</text:span></text:a><text:a xlink:type="simple" xlink:href="https://www.mai.ru/education/fpmf/806/" text:style-name="Internet_20_link" text:visited-style-name="Visited_20_Internet_20_Link"><text:span text:style-name="T43"> математик</text:span></text:a><text:a xlink:type="simple" xlink:href="https://www.mai.ru/education/fpmf/806/" text:style-name="Internet_20_link" text:visited-style-name="Visited_20_Internet_20_Link"><text:span text:style-name="T44">и</text:span></text:a><text:a xlink:type="simple" xlink:href="https://www.mai.ru/education/fpmf/806/" text:style-name="Internet_20_link" text:visited-style-name="Visited_20_Internet_20_Link"><text:span text:style-name="T43"> и программировани</text:span></text:a><text:span text:style-name="T44">я</text:span></text:p>
      <text:p text:style-name="P12"/>
      <text:p text:style-name="P15"/>
      <text:p text:style-name="P28"/>
      <text:p text:style-name="P22"/>
      <text:h text:style-name="P38" text:outline-level="1"/>
      <text:h text:style-name="P38" text:outline-level="1"/>
      <text:p text:style-name="P37"/>
      <text:h text:style-name="P39" text:outline-level="1">Отчет по лабораторной работе № <text:span text:style-name="T9">5</text:span></text:h>
      <text:h text:style-name="P40" text:outline-level="1">по курсу «Объектно-ориентированное программирование»</text:h>
      <text:p text:style-name="P34"/>
      <text:p text:style-name="P34"/>
      <text:p text:style-name="P29">Работу выполнил </text:p>
      <text:p text:style-name="P29">студент <text:span text:style-name="T46">2</text:span><text:span text:style-name="T47"> </text:span>курса </text:p>
      <text:p text:style-name="P29"><text:span text:style-name="T45">очного</text:span> отделения</text:p>
      <text:p text:style-name="P29"><text:span text:style-name="T51">Куликов Алексей Владимирович</text:span> </text:p>
      <text:p text:style-name="P30">группы М80-208Б</text:p>
      <text:p text:style-name="P29"/>
      <text:p text:style-name="P31"><text:span text:style-name="T52">п</text:span>реподавател<text:span text:style-name="T52">ь:</text:span></text:p>
      <text:p text:style-name="P31">Поповкин Александр Викторович</text:p>
      <text:p text:style-name="P32"/>
      <text:p text:style-name="P33"/>
      <text:p text:style-name="P35"/>
      <text:p text:style-name="P36"/>
      <text:p text:style-name="P36"/>
      <text:p text:style-name="P36"/>
      <text:p text:style-name="P23">Оценка:</text:p>
      <table:table table:name="Таблица2" table:style-name="Таблица2">
        <table:table-column table:style-name="Таблица2.A"/>
        <table:table-row>
          <table:table-cell table:style-name="Таблица2.A1" office:value-type="string">
            <text:p text:style-name="P24"/>
          </table:table-cell>
        </table:table-row>
      </table:table>
      <text:p text:style-name="P27"/>
      <text:p text:style-name="P13">Подпись <text:span text:style-name="T12">преподавателя</text:span></text:p>
      <text:p text:style-name="P16"><text:s text:c="14"/></text:p>
      <text:p text:style-name="P14">Подпись студента</text:p>
      <text:p text:style-name="P17"><text:s text:c="14"/></text:p>
      <text:p text:style-name="P14"><text:span text:style-name="T12">Ч</text:span>исло</text:p>
      <text:p text:style-name="P14"><text:span text:style-name="T50">9</text:span><text:span text:style-name="T48">.</text:span><text:span text:style-name="T49">1</text:span><text:span text:style-name="T50">1</text:span><text:span text:style-name="T48">.</text:span><text:span text:style-name="T49">2018</text:span></text:p>
      <text:p text:style-name="P21"><text:span text:style-name="T21">Москва-20</text:span><text:span text:style-name="T22">1</text:span><text:span text:style-name="T24">8</text:span></text:p>
      <text:h text:style-name="P41" text:outline-level="2"><text:soft-page-break/>Цель работы</text:h>
      <text:p text:style-name="P10">Целью лабораторной работы является: </text:p>
      <text:list xml:id="list216190008" text:style-name="L1">
        <text:list-item>
          <text:p text:style-name="P45">Закрепление навыков работы с шаблонами классов. </text:p>
        </text:list-item>
        <text:list-item>
          <text:p text:style-name="P45">Построение итераторов для динамических структур данных.</text:p>
        </text:list-item>
      </text:list>
      <text:h text:style-name="P41" text:outline-level="2">Задание</text:h>
      <text:p text:style-name="P9">Используя структуры данных, разработанные для предыдущей лабораторной работы (ЛР№4) спроектировать и разработать <text:span text:style-name="T36">и</text:span>тератор для динамической структуры данных.</text:p>
      <text:p text:style-name="P9"/>
      <text:p text:style-name="P9">Итератор должен быть разработан в виде шаблона и должен уметь работать со всеми типами фигур, согласно варианту задания.</text:p>
      <text:p text:style-name="P9"/>
      <text:p text:style-name="P10">Итератор должен позволять использовать структуру данных в операторах типа <text:span text:style-name="T14">range-based </text:span>for. </text:p>
      <text:p text:style-name="P10">Например: for(auto i : stack) <text:s/>std::cout &lt;&lt; *i &lt;&lt; std::endl;</text:p>
      <text:p text:style-name="P10"/>
      <text:p text:style-name="P10"><text:span text:style-name="T36">При этом н</text:span>ельзя использовать: </text:p>
      <text:list xml:id="list2520701602" text:style-name="L2">
        <text:list-item>
          <text:p text:style-name="P46">Стандартные контейнеры std.</text:p>
        </text:list-item>
      </text:list>
      <text:p text:style-name="P25"/>
      <text:p text:style-name="P10">Программа должна позволять: </text:p>
      <text:list xml:id="list2966018077" text:style-name="L3">
        <text:list-item>
          <text:p text:style-name="P47">Вводить произвольное количество фигур и добавлять их в контейнер.</text:p>
        </text:list-item>
        <text:list-item>
          <text:p text:style-name="P47">Распечатывать содержимое контейнера. </text:p>
        </text:list-item>
        <text:list-item>
          <text:p text:style-name="P47">Удалять фигуры из контейнера.</text:p>
        </text:list-item>
      </text:list>
      <text:p text:style-name="P8"/>
      <text:h text:style-name="P42" text:outline-level="2">Метод решения</text:h>
      <text:p text:style-name="P7"><text:span text:style-name="T1">Пришлось значительно переделать класс бинарного дерева поиска т. к. итерация по дереву оказалась довольно нетривиальной задачей. Прошлая версия бинарного дерева не позволяла итерироваться по нему потому что структура узла дерева не предусматривала хранение указателя на родительский узел. Новая версия реализует эту связь и позволяет итерироваться по дереву в </text:span><text:span text:style-name="T2">inorder </text:span><text:span text:style-name="T1">порядке. Реализация дерева, к сожалению, получилась не самая изящная, т. к. довольно много избыточных функций, которые, как мне казалось дереву не нужны. Так же можно видеть, что некоторые трудности происходят при удалении из корневого узла. Так же удаление реализовано с полной перестановкой указателей, а не перемещением лишь значения, хранящегося в узле. Это сделано для того, чтобы даже после операции удаления итераторы оставались действительными. </text:span><text:span text:style-name="T5">Сам итератор реализован как шаблонный класс, внутри которого определены все требуемые итератору операторы (сравнения, разыменовывания, инкремент, декремент, оператор-стрелочка). В дереве реализованы методы </text:span><text:span text:style-name="T3">begin(), end()</text:span><text:span text:style-name="T5">, </text:span><text:soft-page-break/><text:span text:style-name="T5">возвращающие итератор на начало дерева (минимальный элемент) и элемент, идущий за последним (в моем случае указатель с </text:span><text:span text:style-name="T3">nullptr </text:span><text:span text:style-name="T5">внутри).</text:span></text:p>
      <text:h text:style-name="Heading_20_2" text:outline-level="2"><text:span text:style-name="T4">Л</text:span><text:span text:style-name="T1">истинг</text:span></text:h>
      <text:p text:style-name="P1"><text:span text:style-name="T13">BinaryTree</text:span>.<text:span text:style-name="T34">h <text:s/>(</text:span><text:span text:style-name="T8">переработано</text:span><text:span text:style-name="T34">)</text:span></text:p>
      <table:table table:name="Таблица3" table:style-name="Таблица3">
        <table:table-column table:style-name="Таблица3.A"/>
        <table:table-row>
          <table:table-cell table:style-name="Таблица3.A1" office:value-type="string">
            <text:p text:style-name="P5"><text:span text:style-name="T18">#ifndef</text:span><text:span text:style-name="T35"> </text:span><text:span text:style-name="T26">BIN_TREE_H</text:span></text:p>
            <text:p text:style-name="Standard"><text:span text:style-name="T17">#define</text:span><text:span text:style-name="T19"> BIN_TREE_H</text:span></text:p>
            <text:p text:style-name="P4"/>
            <text:p text:style-name="Standard"><text:span text:style-name="T17">#include</text:span><text:span text:style-name="T19"> </text:span><text:span text:style-name="T27">"Iterator.h"</text:span></text:p>
            <text:p text:style-name="P4"/>
            <text:p text:style-name="Standard"><text:span text:style-name="T28">template</text:span><text:span text:style-name="T19">&lt;</text:span><text:span text:style-name="T28">typename</text:span><text:span text:style-name="T19"> T&gt;</text:span></text:p>
            <text:p text:style-name="Standard"><text:span text:style-name="T28">struct</text:span><text:span text:style-name="T19"> node {</text:span></text:p>
            <text:p text:style-name="P4"><text:tab/>std::shared_ptr&lt;T&gt; obj;</text:p>
            <text:p text:style-name="P4"><text:tab/>node&lt;T&gt; *left, *right, *parent;</text:p>
            <text:p text:style-name="P4"><text:tab/>node(T*);</text:p>
            <text:p text:style-name="P4">};</text:p>
            <text:p text:style-name="P4"/>
            <text:p text:style-name="Standard"><text:span text:style-name="T28">template</text:span><text:span text:style-name="T19">&lt;</text:span><text:span text:style-name="T28">typename</text:span><text:span text:style-name="T19"> T&gt;</text:span></text:p>
            <text:p text:style-name="P4">node&lt;T&gt;::node(T *obj_ptr) {</text:p>
            <text:p text:style-name="P4"><text:tab/>obj = std::shared_ptr&lt;T&gt;(obj_ptr);</text:p>
            <text:p text:style-name="Standard"><text:span text:style-name="T19"><text:tab/>left = right = parent = </text:span><text:span text:style-name="T28">nullptr</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class</text:span><text:span text:style-name="T19"> BinTree {</text:span></text:p>
            <text:p text:style-name="Standard"><text:span text:style-name="T19"><text:tab/></text:span><text:span text:style-name="T28">friend</text:span><text:span text:style-name="T19"> </text:span><text:span text:style-name="T28">class</text:span><text:span text:style-name="T19"> Iterator&lt;T&gt;;</text:span></text:p>
            <text:p text:style-name="Standard"><text:span text:style-name="T19"><text:tab/></text:span><text:span text:style-name="T28">friend</text:span><text:span text:style-name="T19"> std::ostream&amp; </text:span><text:span text:style-name="T28">operator</text:span><text:span text:style-name="T19">&lt;&lt;(std::ostream &amp;os, BinTree&lt;T&gt; &amp;bt) {</text:span></text:p>
            <text:p text:style-name="P4"><text:tab/><text:tab/>bt.print(os, bt.m_root, 0);</text:p>
            <text:p text:style-name="Standard"><text:span text:style-name="T19"><text:tab/><text:tab/></text:span><text:span text:style-name="T28">return</text:span><text:span text:style-name="T19"> os;</text:span></text:p>
            <text:p text:style-name="P4"><text:tab/>}</text:p>
            <text:p text:style-name="Standard"><text:span text:style-name="T19"><text:tab/></text:span><text:span text:style-name="T28">typedef</text:span><text:span text:style-name="T19"> node&lt;T&gt;* node_ptr;</text:span></text:p>
            <text:p text:style-name="Standard"><text:span text:style-name="T28">public</text:span><text:span text:style-name="T19">:</text:span></text:p>
            <text:p text:style-name="P4"><text:tab/>BinTree();</text:p>
            <text:p text:style-name="P4"><text:tab/>~BinTree();</text:p>
            <text:p text:style-name="Standard"><text:span text:style-name="T19"><text:tab/></text:span><text:span text:style-name="T28">void</text:span><text:span text:style-name="T19"> Insert(T *obj_ptr);</text:span></text:p>
            <text:p text:style-name="Standard"><text:span text:style-name="T19"><text:tab/></text:span><text:span text:style-name="T28">void</text:span><text:span text:style-name="T19"> Remove(T&amp;);</text:span></text:p>
            <text:p text:style-name="Standard"><text:span text:style-name="T19"><text:tab/></text:span><text:span text:style-name="T28">void</text:span><text:span text:style-name="T19"> Print();</text:span></text:p>
            <text:p text:style-name="P4"><text:tab/>Iterator&lt;T&gt; Find(T&amp;);</text:p>
            <text:p text:style-name="Standard"><text:span text:style-name="T19"><text:tab/></text:span><text:span text:style-name="T28">void</text:span><text:span text:style-name="T19"> Clear();</text:span></text:p>
            <text:p text:style-name="P4"><text:tab/>Iterator&lt;T&gt; begin();</text:p>
            <text:p text:style-name="P4"><text:tab/>Iterator&lt;T&gt; end();</text:p>
            <text:p text:style-name="Standard"><text:span text:style-name="T28">private</text:span><text:span text:style-name="T19">:</text:span></text:p>
            <text:p text:style-name="P4"><text:tab/>node_ptr m_root;</text:p>
            <text:p text:style-name="Standard"><text:span text:style-name="T19"><text:tab/></text:span><text:span text:style-name="T28">void</text:span><text:span text:style-name="T19"> insert(node_ptr, node_ptr);</text:span></text:p>
            <text:p text:style-name="Standard"><text:span text:style-name="T19"><text:tab/></text:span><text:span text:style-name="T28">void</text:span><text:span text:style-name="T19"> remove(node_ptr, T&amp;);</text:span></text:p>
            <text:p text:style-name="Standard"><text:span text:style-name="T19"><text:tab/></text:span><text:span text:style-name="T28">void</text:span><text:span text:style-name="T19"> print(std::ostream&amp;, node_ptr, </text:span><text:span text:style-name="T28">int</text:span><text:span text:style-name="T19">);</text:span></text:p>
            <text:p text:style-name="P4"><text:tab/>node_ptr find(node_ptr, T&amp;);</text:p>
            <text:p text:style-name="Standard"><text:span text:style-name="T19"><text:tab/></text:span><text:span text:style-name="T28">static</text:span><text:span text:style-name="T19"> node_ptr min(node_ptr);</text:span></text:p>
            <text:p text:style-name="Standard"><text:span text:style-name="T19"><text:tab/></text:span><text:span text:style-name="T28">static</text:span><text:span text:style-name="T19"> node_ptr max(node_ptr);</text:span></text:p>
            <text:p text:style-name="Standard"><text:span text:style-name="T19"><text:tab/></text:span><text:span text:style-name="T28">static</text:span><text:span text:style-name="T19"> node_ptr next(node_ptr);</text:span></text:p>
            <text:p text:style-name="Standard"><text:span text:style-name="T19"><text:tab/></text:span><text:span text:style-name="T28">static</text:span><text:span text:style-name="T19"> node&lt;T&gt;* prev(node_ptr tree, BinTree&lt;T&gt;* bin_tree_ptr);</text:span></text:p>
            <text:p text:style-name="Standard"><text:span text:style-name="T19"><text:tab/></text:span><text:span text:style-name="T28">void</text:span><text:span text:style-name="T19"> clear(node_ptr);</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19">BinTree&lt;T&gt;::BinTree() : m_root(</text:span><text:span text:style-name="T28">nullptr</text:span><text:span text:style-name="T19">) {}</text:span></text:p>
            <text:p text:style-name="P4"/>
            <text:p text:style-name="Standard"><text:span text:style-name="T28">template</text:span><text:span text:style-name="T19">&lt;</text:span><text:span text:style-name="T28">typename</text:span><text:span text:style-name="T19"> T&gt;</text:span></text:p>
            <text:p text:style-name="P4"><text:soft-page-break/>BinTree&lt;T&gt;::~BinTree() {</text:p>
            <text:p text:style-name="P4"><text:tab/>clear(m_root);</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text:s/>BinTree&lt;T&gt;::Insert(T *obj_ptr) {</text:span></text:p>
            <text:p text:style-name="Standard"><text:span text:style-name="T19"><text:tab/>node_ptr temp = </text:span><text:span text:style-name="T28">new</text:span><text:span text:style-name="T19"> node&lt;T&gt;(obj_ptr);</text:span></text:p>
            <text:p text:style-name="P4"><text:tab/>insert(m_root, temp);</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Print() {</text:span></text:p>
            <text:p text:style-name="P4"><text:tab/>print(std::cout, m_root, 0);</text:p>
            <text:p text:style-name="P4">}</text:p>
            <text:p text:style-name="P4"/>
            <text:p text:style-name="Standard"><text:span text:style-name="T28">template</text:span><text:span text:style-name="T19">&lt;</text:span><text:span text:style-name="T28">typename</text:span><text:span text:style-name="T19"> T&gt;</text:span></text:p>
            <text:p text:style-name="P4">Iterator&lt;T&gt; BinTree&lt;T&gt;::Find(T &amp;obj){</text:p>
            <text:p text:style-name="Standard"><text:span text:style-name="T19"><text:tab/></text:span><text:span text:style-name="T28">return</text:span><text:span text:style-name="T19"> Iterator&lt;T&gt;(find(m_root, obj), </text:span><text:span text:style-name="T28">this</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Remove(T &amp;obj) {</text:span></text:p>
            <text:p text:style-name="P4"><text:tab/>remove(m_root, obj);</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Clear() {</text:span></text:p>
            <text:p text:style-name="P4"><text:tab/>clear(m_root);</text:p>
            <text:p text:style-name="Standard"><text:span text:style-name="T19"><text:tab/>m_root = </text:span><text:span text:style-name="T28">nullptr</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P4">Iterator&lt;T&gt; BinTree&lt;T&gt;::begin() {</text:p>
            <text:p text:style-name="Standard"><text:span text:style-name="T19"><text:tab/></text:span><text:span text:style-name="T28">return</text:span><text:span text:style-name="T19"> Iterator&lt;T&gt;(min(m_root), </text:span><text:span text:style-name="T28">this</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P4">Iterator&lt;T&gt; BinTree&lt;T&gt;::end() {</text:p>
            <text:p text:style-name="Standard"><text:span text:style-name="T19"><text:tab/></text:span><text:span text:style-name="T28">return</text:span><text:span text:style-name="T19"> Iterator&lt;T&gt;(</text:span><text:span text:style-name="T28">nullptr</text:span><text:span text:style-name="T19">, </text:span><text:span text:style-name="T28">this</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insert(node_ptr tree, node_ptr ins) {</text:span></text:p>
            <text:p text:style-name="Standard"><text:span text:style-name="T19"><text:tab/></text:span><text:span text:style-name="T28">if</text:span><text:span text:style-name="T19"> (m_root == </text:span><text:span text:style-name="T28">nullptr</text:span><text:span text:style-name="T19">) {</text:span></text:p>
            <text:p text:style-name="P4"><text:tab/><text:tab/>m_root = ins;</text:p>
            <text:p text:style-name="Standard"><text:span text:style-name="T19"><text:tab/><text:tab/>m_root-&gt;parent = </text:span><text:span text:style-name="T28">nullptr</text:span><text:span text:style-name="T19">;</text:span></text:p>
            <text:p text:style-name="Standard"><text:span text:style-name="T19"><text:tab/><text:tab/></text:span><text:span text:style-name="T28">return</text:span><text:span text:style-name="T19">;</text:span></text:p>
            <text:p text:style-name="P4"><text:tab/>}</text:p>
            <text:p text:style-name="Standard"><text:span text:style-name="T19"><text:tab/>node_ptr parent = </text:span><text:span text:style-name="T28">nullptr</text:span><text:span text:style-name="T19">;</text:span></text:p>
            <text:p text:style-name="Standard"><text:span text:style-name="T19"><text:tab/></text:span><text:span text:style-name="T28">while</text:span><text:span text:style-name="T19"> (tree != </text:span><text:span text:style-name="T28">nullptr</text:span><text:span text:style-name="T19">) {</text:span></text:p>
            <text:p text:style-name="P4"><text:tab/><text:tab/>parent = tree;</text:p>
            <text:p text:style-name="Standard"><text:span text:style-name="T19"><text:tab/><text:tab/></text:span><text:span text:style-name="T28">if</text:span><text:span text:style-name="T19"> (*(ins-&gt;obj) &lt; *(tree-&gt;obj))</text:span></text:p>
            <text:p text:style-name="P4"><text:tab/><text:tab/><text:tab/>tree = tree-&gt;left;</text:p>
            <text:p text:style-name="Standard"><text:span text:style-name="T19"><text:tab/><text:tab/></text:span><text:span text:style-name="T28">else</text:span></text:p>
            <text:p text:style-name="P4"><text:tab/><text:tab/><text:tab/>tree = tree-&gt;right;</text:p>
            <text:p text:style-name="P4"><text:tab/>}</text:p>
            <text:p text:style-name="Standard"><text:span text:style-name="T19"><text:tab/></text:span><text:span text:style-name="T28">if</text:span><text:span text:style-name="T19"> (*(ins-&gt;obj) &lt; *(parent-&gt;obj)) {</text:span></text:p>
            <text:p text:style-name="P4"><text:tab/><text:tab/>parent-&gt;left = ins;</text:p>
            <text:p text:style-name="P4"><text:tab/><text:tab/>ins-&gt;parent = parent;</text:p>
            <text:p text:style-name="P4"><text:tab/>}</text:p>
            <text:p text:style-name="Standard"><text:soft-page-break/><text:span text:style-name="T19"><text:tab/></text:span><text:span text:style-name="T28">else</text:span><text:span text:style-name="T19"> {</text:span></text:p>
            <text:p text:style-name="P4"><text:tab/><text:tab/>parent-&gt;right = ins;</text:p>
            <text:p text:style-name="P4"><text:tab/><text:tab/>ins-&gt;parent = parent;</text:p>
            <text:p text:style-name="P4"><text:tab/>}</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remove(node_ptr tree, T &amp;obj) {</text:span></text:p>
            <text:p text:style-name="Standard"><text:span text:style-name="T19"><text:tab/></text:span><text:span text:style-name="T28">bool</text:span><text:span text:style-name="T19"> is_left_side = </text:span><text:span text:style-name="T28">true</text:span><text:span text:style-name="T19">;</text:span></text:p>
            <text:p text:style-name="Standard"><text:span text:style-name="T19"><text:tab/>node_ptr parent = </text:span><text:span text:style-name="T28">nullptr</text:span><text:span text:style-name="T19">;</text:span></text:p>
            <text:p text:style-name="P4"/>
            <text:p text:style-name="Standard"><text:span text:style-name="T19"><text:tab/></text:span><text:span text:style-name="T28">while</text:span><text:span text:style-name="T19"> (!(*(tree-&gt;obj) == obj)) {</text:span></text:p>
            <text:p text:style-name="P4"><text:tab/><text:tab/>parent = tree;</text:p>
            <text:p text:style-name="Standard"><text:span text:style-name="T19"><text:tab/><text:tab/></text:span><text:span text:style-name="T28">if</text:span><text:span text:style-name="T19"> (obj &lt; *(tree-&gt;obj)) {</text:span></text:p>
            <text:p text:style-name="Standard"><text:span text:style-name="T19"><text:tab/><text:tab/><text:tab/>is_left_side = </text:span><text:span text:style-name="T28">true</text:span><text:span text:style-name="T19">;</text:span></text:p>
            <text:p text:style-name="P4"><text:tab/><text:tab/><text:tab/>tree = tree-&gt;left;</text:p>
            <text:p text:style-name="P4"><text:tab/><text:tab/>}</text:p>
            <text:p text:style-name="Standard"><text:span text:style-name="T19"><text:tab/><text:tab/></text:span><text:span text:style-name="T28">else</text:span><text:span text:style-name="T19"> </text:span><text:span text:style-name="T28">if</text:span><text:span text:style-name="T19"> (obj &gt; *(tree-&gt;obj)) {</text:span></text:p>
            <text:p text:style-name="Standard"><text:span text:style-name="T19"><text:tab/><text:tab/><text:tab/>is_left_side = </text:span><text:span text:style-name="T28">false</text:span><text:span text:style-name="T19">;</text:span></text:p>
            <text:p text:style-name="P4"><text:tab/><text:tab/><text:tab/>tree = tree-&gt;right;</text:p>
            <text:p text:style-name="P4"><text:tab/><text:tab/>}</text:p>
            <text:p text:style-name="Standard"><text:span text:style-name="T19"><text:tab/><text:tab/></text:span><text:span text:style-name="T28">if</text:span><text:span text:style-name="T19"> (tree == </text:span><text:span text:style-name="T28">nullptr</text:span><text:span text:style-name="T19">)</text:span></text:p>
            <text:p text:style-name="Standard"><text:span text:style-name="T19"><text:tab/><text:tab/><text:tab/></text:span><text:span text:style-name="T28">return</text:span><text:span text:style-name="T19">;</text:span></text:p>
            <text:p text:style-name="P4"><text:tab/>}</text:p>
            <text:p text:style-name="P4"/>
            <text:p text:style-name="Standard"><text:span text:style-name="T19"><text:tab/></text:span><text:span text:style-name="T28">if</text:span><text:span text:style-name="T19"> (parent == </text:span><text:span text:style-name="T28">nullptr</text:span><text:span text:style-name="T19">) {<text:tab/></text:span><text:span text:style-name="T30">// удаление корня</text:span></text:p>
            <text:p text:style-name="P4"><text:tab/><text:tab/>node_ptr minimal = min(m_root-&gt;right);</text:p>
            <text:p text:style-name="Standard"><text:span text:style-name="T19"><text:tab/><text:tab/></text:span><text:span text:style-name="T28">if</text:span><text:span text:style-name="T19"> (m_root-&gt;right == minimal) {</text:span></text:p>
            <text:p text:style-name="P4"><text:tab/><text:tab/><text:tab/>minimal-&gt;left = m_root-&gt;left;</text:p>
            <text:p text:style-name="Standard"><text:span text:style-name="T19"><text:tab/><text:tab/><text:tab/></text:span><text:span text:style-name="T28">if</text:span><text:span text:style-name="T19"> (minimal-&gt;left != </text:span><text:span text:style-name="T28">nullptr</text:span><text:span text:style-name="T19">)</text:span></text:p>
            <text:p text:style-name="P4"><text:tab/><text:tab/><text:tab/><text:tab/>minimal-&gt;left-&gt;parent = m_root;</text:p>
            <text:p text:style-name="P4"><text:tab/><text:tab/>}</text:p>
            <text:p text:style-name="Standard"><text:span text:style-name="T19"><text:tab/><text:tab/></text:span><text:span text:style-name="T28">else</text:span><text:span text:style-name="T19"> {</text:span></text:p>
            <text:p text:style-name="Standard"><text:span text:style-name="T19"><text:tab/><text:tab/><text:tab/>minimal-&gt;parent-&gt;left = minimal-&gt;right; </text:span><text:span text:style-name="T30">// отвязка минимального</text:span></text:p>
            <text:p text:style-name="Standard"><text:span text:style-name="T19"><text:tab/><text:tab/><text:tab/></text:span><text:span text:style-name="T28">if</text:span><text:span text:style-name="T19"> (minimal-&gt;right != </text:span><text:span text:style-name="T28">nullptr</text:span><text:span text:style-name="T19">)</text:span></text:p>
            <text:p text:style-name="P4"><text:tab/><text:tab/><text:tab/><text:tab/>minimal-&gt;right-&gt;parent = minimal-&gt;parent;</text:p>
            <text:p text:style-name="Standard"><text:span text:style-name="T19"><text:tab/><text:tab/><text:tab/>minimal-&gt;left = m_root-&gt;left;<text:tab/></text:span><text:span text:style-name="T30">// вставка на место корня</text:span></text:p>
            <text:p text:style-name="Standard"><text:span text:style-name="T19"><text:tab/><text:tab/><text:tab/></text:span><text:span text:style-name="T28">if</text:span><text:span text:style-name="T19"> (minimal-&gt;left != </text:span><text:span text:style-name="T28">nullptr</text:span><text:span text:style-name="T19">)</text:span></text:p>
            <text:p text:style-name="P4"><text:tab/><text:tab/><text:tab/><text:tab/>minimal-&gt;left-&gt;parent = minimal;</text:p>
            <text:p text:style-name="P4"><text:tab/><text:tab/><text:tab/>minimal-&gt;right = m_root-&gt;right;</text:p>
            <text:p text:style-name="Standard"><text:span text:style-name="T19"><text:tab/><text:tab/><text:tab/></text:span><text:span text:style-name="T28">if</text:span><text:span text:style-name="T19"> (minimal-&gt;right != </text:span><text:span text:style-name="T28">nullptr</text:span><text:span text:style-name="T19">)</text:span></text:p>
            <text:p text:style-name="P4"><text:tab/><text:tab/><text:tab/><text:tab/>minimal-&gt;right-&gt;parent = minimal;</text:p>
            <text:p text:style-name="P4"><text:tab/><text:tab/>}</text:p>
            <text:p text:style-name="Standard"><text:span text:style-name="T19"><text:tab/><text:tab/>minimal-&gt;parent = </text:span><text:span text:style-name="T28">nullptr</text:span><text:span text:style-name="T19">;</text:span></text:p>
            <text:p text:style-name="Standard"><text:span text:style-name="T19"><text:tab/><text:tab/></text:span><text:span text:style-name="T28">delete</text:span><text:span text:style-name="T19"> m_root;</text:span></text:p>
            <text:p text:style-name="P4"><text:tab/><text:tab/>m_root = minimal;</text:p>
            <text:p text:style-name="Standard"><text:span text:style-name="T19"><text:tab/><text:tab/></text:span><text:span text:style-name="T28">return</text:span><text:span text:style-name="T19">;</text:span></text:p>
            <text:p text:style-name="P4"/>
            <text:p text:style-name="P4"><text:tab/>}</text:p>
            <text:p text:style-name="Standard"><text:span text:style-name="T19"><text:tab/></text:span><text:span text:style-name="T28">if</text:span><text:span text:style-name="T19"> (tree-&gt;left == </text:span><text:span text:style-name="T28">nullptr</text:span><text:span text:style-name="T19"> &amp;&amp; tree-&gt;right == </text:span><text:span text:style-name="T28">nullptr</text:span><text:span text:style-name="T19">) {</text:span></text:p>
            <text:p text:style-name="Standard"><text:span text:style-name="T19"><text:tab/><text:tab/></text:span><text:span text:style-name="T28">if</text:span><text:span text:style-name="T19"> (is_left_side)</text:span></text:p>
            <text:p text:style-name="Standard"><text:span text:style-name="T19"><text:tab/><text:tab/><text:tab/>parent-&gt;left = </text:span><text:span text:style-name="T28">nullptr</text:span><text:span text:style-name="T19">;</text:span></text:p>
            <text:p text:style-name="Standard"><text:span text:style-name="T19"><text:tab/><text:tab/></text:span><text:span text:style-name="T28">else</text:span></text:p>
            <text:p text:style-name="Standard"><text:span text:style-name="T19"><text:tab/><text:tab/><text:tab/>parent-&gt;right = </text:span><text:span text:style-name="T28">nullptr</text:span><text:span text:style-name="T19">;</text:span></text:p>
            <text:p text:style-name="P4"><text:tab/>}</text:p>
            <text:p text:style-name="Standard"><text:span text:style-name="T19"><text:tab/></text:span><text:span text:style-name="T28">else</text:span><text:span text:style-name="T19"> </text:span><text:span text:style-name="T28">if</text:span><text:span text:style-name="T19"> (tree-&gt;left == </text:span><text:span text:style-name="T28">nullptr</text:span><text:span text:style-name="T19">) {</text:span></text:p>
            <text:p text:style-name="Standard"><text:span text:style-name="T19"><text:tab/><text:tab/></text:span><text:span text:style-name="T28">if</text:span><text:span text:style-name="T19"> (is_left_side)</text:span></text:p>
            <text:p text:style-name="P4"><text:tab/><text:tab/><text:tab/>parent-&gt;left = tree-&gt;right;</text:p>
            <text:p text:style-name="Standard"><text:span text:style-name="T19"><text:tab/><text:tab/></text:span><text:span text:style-name="T28">else</text:span></text:p>
            <text:p text:style-name="P4"><text:tab/><text:tab/><text:tab/>parent-&gt;right = tree-&gt;right;</text:p>
            <text:p text:style-name="P4"><text:soft-page-break/><text:tab/>}</text:p>
            <text:p text:style-name="Standard"><text:span text:style-name="T19"><text:tab/></text:span><text:span text:style-name="T28">else</text:span><text:span text:style-name="T19"> </text:span><text:span text:style-name="T28">if</text:span><text:span text:style-name="T19"> (tree-&gt;right == </text:span><text:span text:style-name="T28">nullptr</text:span><text:span text:style-name="T19">) {</text:span></text:p>
            <text:p text:style-name="Standard"><text:span text:style-name="T19"><text:tab/><text:tab/></text:span><text:span text:style-name="T28">if</text:span><text:span text:style-name="T19"> (is_left_side)</text:span></text:p>
            <text:p text:style-name="P4"><text:tab/><text:tab/><text:tab/>parent-&gt;left = tree-&gt;left;</text:p>
            <text:p text:style-name="Standard"><text:span text:style-name="T19"><text:tab/><text:tab/></text:span><text:span text:style-name="T28">else</text:span></text:p>
            <text:p text:style-name="P4"><text:tab/><text:tab/><text:tab/>parent-&gt;right = tree-&gt;left;</text:p>
            <text:p text:style-name="P4"><text:tab/>}</text:p>
            <text:p text:style-name="Standard"><text:span text:style-name="T19"><text:tab/></text:span><text:span text:style-name="T28">else</text:span><text:span text:style-name="T19"> {</text:span></text:p>
            <text:p text:style-name="P4"><text:tab/><text:tab/>node_ptr minimal = min(tree-&gt;right);</text:p>
            <text:p text:style-name="Standard"><text:span text:style-name="T19"><text:tab/><text:tab/></text:span><text:span text:style-name="T28">if</text:span><text:span text:style-name="T19"> (tree-&gt;right == minimal) {</text:span></text:p>
            <text:p text:style-name="P4"><text:tab/><text:tab/><text:tab/>minimal-&gt;left = tree-&gt;left;</text:p>
            <text:p text:style-name="P4"><text:tab/><text:tab/><text:tab/>minimal-&gt;parent = parent;</text:p>
            <text:p text:style-name="Standard"><text:span text:style-name="T19"><text:tab/><text:tab/><text:tab/></text:span><text:span text:style-name="T28">if</text:span><text:span text:style-name="T19"> (is_left_side) {</text:span></text:p>
            <text:p text:style-name="P4"><text:tab/><text:tab/><text:tab/><text:tab/>parent-&gt;left = minimal;</text:p>
            <text:p text:style-name="P4"><text:tab/><text:tab/><text:tab/>}</text:p>
            <text:p text:style-name="Standard"><text:span text:style-name="T19"><text:tab/><text:tab/><text:tab/></text:span><text:span text:style-name="T28">else</text:span><text:span text:style-name="T19"> {</text:span></text:p>
            <text:p text:style-name="P4"><text:tab/><text:tab/><text:tab/><text:tab/>parent-&gt;right = minimal;</text:p>
            <text:p text:style-name="P4"><text:tab/><text:tab/><text:tab/>}</text:p>
            <text:p text:style-name="P4"><text:tab/><text:tab/>}</text:p>
            <text:p text:style-name="Standard"><text:span text:style-name="T19"><text:tab/><text:tab/></text:span><text:span text:style-name="T28">else</text:span><text:span text:style-name="T19"> {</text:span></text:p>
            <text:p text:style-name="Standard"><text:span text:style-name="T19"><text:tab/><text:tab/><text:tab/>minimal-&gt;parent-&gt;left = minimal-&gt;right; </text:span><text:span text:style-name="T30">// отвязка минимального</text:span></text:p>
            <text:p text:style-name="Standard"><text:span text:style-name="T19"><text:tab/><text:tab/><text:tab/></text:span><text:span text:style-name="T28">if</text:span><text:span text:style-name="T19"> (minimal-&gt;right != </text:span><text:span text:style-name="T28">nullptr</text:span><text:span text:style-name="T19">)</text:span></text:p>
            <text:p text:style-name="P4"><text:tab/><text:tab/><text:tab/><text:tab/>minimal-&gt;right-&gt;parent = minimal-&gt;parent;</text:p>
            <text:p text:style-name="Standard"><text:span text:style-name="T19"><text:tab/><text:tab/><text:tab/>minimal-&gt;parent = parent;<text:tab/></text:span><text:span text:style-name="T30">// вставка на место удаляемого</text:span></text:p>
            <text:p text:style-name="P4"><text:tab/><text:tab/><text:tab/>minimal-&gt;left = tree-&gt;left;</text:p>
            <text:p text:style-name="Standard"><text:span text:style-name="T19"><text:tab/><text:tab/><text:tab/></text:span><text:span text:style-name="T28">if</text:span><text:span text:style-name="T19"> (minimal-&gt;left != </text:span><text:span text:style-name="T28">nullptr</text:span><text:span text:style-name="T19">)</text:span></text:p>
            <text:p text:style-name="P4"><text:tab/><text:tab/><text:tab/><text:tab/>minimal-&gt;left-&gt;parent = minimal;</text:p>
            <text:p text:style-name="P4"><text:tab/><text:tab/><text:tab/>minimal-&gt;right = tree-&gt;right;</text:p>
            <text:p text:style-name="Standard"><text:span text:style-name="T19"><text:tab/><text:tab/><text:tab/></text:span><text:span text:style-name="T28">if</text:span><text:span text:style-name="T19"> (minimal-&gt;right != </text:span><text:span text:style-name="T28">nullptr</text:span><text:span text:style-name="T19">)</text:span></text:p>
            <text:p text:style-name="P4"><text:tab/><text:tab/><text:tab/><text:tab/>minimal-&gt;right-&gt;parent = minimal;</text:p>
            <text:p text:style-name="Standard"><text:span text:style-name="T19"><text:tab/><text:tab/><text:tab/></text:span><text:span text:style-name="T28">if</text:span><text:span text:style-name="T19"> (is_left_side) {</text:span></text:p>
            <text:p text:style-name="P4"><text:tab/><text:tab/><text:tab/><text:tab/>parent-&gt;left = minimal;</text:p>
            <text:p text:style-name="P4"><text:tab/><text:tab/><text:tab/>}</text:p>
            <text:p text:style-name="Standard"><text:span text:style-name="T19"><text:tab/><text:tab/><text:tab/></text:span><text:span text:style-name="T28">else</text:span><text:span text:style-name="T19"> {</text:span></text:p>
            <text:p text:style-name="P4"><text:tab/><text:tab/><text:tab/><text:tab/>parent-&gt;right = minimal;</text:p>
            <text:p text:style-name="P4"><text:tab/><text:tab/><text:tab/>}</text:p>
            <text:p text:style-name="P4"><text:tab/><text:tab/>}</text:p>
            <text:p text:style-name="P4"><text:tab/>}</text:p>
            <text:p text:style-name="Standard"><text:span text:style-name="T19"><text:tab/></text:span><text:span text:style-name="T28">delete</text:span><text:span text:style-name="T19"> tree;</text:span></text:p>
            <text:p text:style-name="Standard"><text:span text:style-name="T19"><text:tab/></text:span><text:span text:style-name="T28">return</text:span><text:span text:style-name="T19">;</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print(std::ostream &amp;os, node_ptr tree, </text:span><text:span text:style-name="T28">int</text:span><text:span text:style-name="T19"> tab) {</text:span></text:p>
            <text:p text:style-name="Standard"><text:span text:style-name="T19"><text:tab/></text:span><text:span text:style-name="T28">const</text:span><text:span text:style-name="T19"> </text:span><text:span text:style-name="T28">int</text:span><text:span text:style-name="T19"> tab_increment = 2;</text:span></text:p>
            <text:p text:style-name="Standard"><text:span text:style-name="T19"><text:tab/></text:span><text:span text:style-name="T28">if</text:span><text:span text:style-name="T19"> (tree == </text:span><text:span text:style-name="T28">nullptr</text:span><text:span text:style-name="T19">)</text:span></text:p>
            <text:p text:style-name="Standard"><text:span text:style-name="T19"><text:tab/><text:tab/></text:span><text:span text:style-name="T28">return</text:span><text:span text:style-name="T19">;</text:span></text:p>
            <text:p text:style-name="P4"><text:tab/>print(os, tree-&gt;left, tab + tab_increment);</text:p>
            <text:p text:style-name="Standard"><text:span text:style-name="T19"><text:tab/></text:span><text:span text:style-name="T28">for</text:span><text:span text:style-name="T19"> (</text:span><text:span text:style-name="T28">int</text:span><text:span text:style-name="T19"> i = 0; i &lt; tab; ++i)</text:span></text:p>
            <text:p text:style-name="Standard"><text:span text:style-name="T19"><text:tab/><text:tab/>os &lt;&lt; </text:span><text:span text:style-name="T27">' '</text:span><text:span text:style-name="T19">;</text:span></text:p>
            <text:p text:style-name="P4"><text:tab/>os &lt;&lt; *(tree-&gt;obj) &lt;&lt; endl;</text:p>
            <text:p text:style-name="P4"><text:tab/>print(os, tree-&gt;right, tab + tab_increment);</text:p>
            <text:p text:style-name="P4">}</text:p>
            <text:p text:style-name="P4"/>
            <text:p text:style-name="Standard"><text:span text:style-name="T28">template</text:span><text:span text:style-name="T19">&lt;</text:span><text:span text:style-name="T28">typename</text:span><text:span text:style-name="T19"> T&gt;</text:span></text:p>
            <text:p text:style-name="P4">node&lt;T&gt;* BinTree&lt;T&gt;::find(node_ptr tree, T &amp;obj) {</text:p>
            <text:p text:style-name="Standard"><text:span text:style-name="T19"><text:tab/></text:span><text:span text:style-name="T28">while</text:span><text:span text:style-name="T19"> (tree != </text:span><text:span text:style-name="T28">nullptr</text:span><text:span text:style-name="T19"> &amp;&amp; !(*(tree-&gt;obj) == obj)) {</text:span></text:p>
            <text:p text:style-name="Standard"><text:span text:style-name="T19"><text:tab/><text:tab/></text:span><text:span text:style-name="T28">if</text:span><text:span text:style-name="T19"> (obj &lt; *(tree-&gt;obj))</text:span></text:p>
            <text:p text:style-name="P4"><text:tab/><text:tab/><text:tab/>tree = tree-&gt;left;</text:p>
            <text:p text:style-name="Standard"><text:span text:style-name="T19"><text:tab/><text:tab/></text:span><text:span text:style-name="T28">else</text:span></text:p>
            <text:p text:style-name="P4"><text:soft-page-break/><text:tab/><text:tab/><text:tab/>tree = tree-&gt;right;</text:p>
            <text:p text:style-name="P4"><text:tab/>}</text:p>
            <text:p text:style-name="Standard"><text:span text:style-name="T19"><text:tab/></text:span><text:span text:style-name="T28">return</text:span><text:span text:style-name="T19"> tree;</text:span></text:p>
            <text:p text:style-name="P4">}</text:p>
            <text:p text:style-name="P4"/>
            <text:p text:style-name="Standard"><text:span text:style-name="T28">template</text:span><text:span text:style-name="T19">&lt;</text:span><text:span text:style-name="T28">typename</text:span><text:span text:style-name="T19"> T&gt;</text:span></text:p>
            <text:p text:style-name="P4">node&lt;T&gt;* BinTree&lt;T&gt;::min(node_ptr tree) {</text:p>
            <text:p text:style-name="Standard"><text:span text:style-name="T19"><text:tab/></text:span><text:span text:style-name="T28">if</text:span><text:span text:style-name="T19"> (tree == </text:span><text:span text:style-name="T28">nullptr</text:span><text:span text:style-name="T19">)</text:span></text:p>
            <text:p text:style-name="Standard"><text:span text:style-name="T19"><text:tab/><text:tab/></text:span><text:span text:style-name="T28">return</text:span><text:span text:style-name="T19"> </text:span><text:span text:style-name="T28">nullptr</text:span><text:span text:style-name="T19">;</text:span></text:p>
            <text:p text:style-name="Standard"><text:span text:style-name="T19"><text:tab/></text:span><text:span text:style-name="T28">while</text:span><text:span text:style-name="T19"> (tree-&gt;left != </text:span><text:span text:style-name="T28">nullptr</text:span><text:span text:style-name="T19">)</text:span></text:p>
            <text:p text:style-name="P4"><text:tab/><text:tab/>tree = tree-&gt;left;</text:p>
            <text:p text:style-name="Standard"><text:span text:style-name="T19"><text:tab/></text:span><text:span text:style-name="T28">return</text:span><text:span text:style-name="T19"> tree;</text:span></text:p>
            <text:p text:style-name="P4">}</text:p>
            <text:p text:style-name="P4"/>
            <text:p text:style-name="Standard"><text:span text:style-name="T28">template</text:span><text:span text:style-name="T19">&lt;</text:span><text:span text:style-name="T28">typename</text:span><text:span text:style-name="T19"> T&gt;</text:span></text:p>
            <text:p text:style-name="P4">node&lt;T&gt;* BinTree&lt;T&gt;::max(node_ptr tree) {</text:p>
            <text:p text:style-name="Standard"><text:span text:style-name="T19"><text:tab/></text:span><text:span text:style-name="T28">if</text:span><text:span text:style-name="T19"> (tree == </text:span><text:span text:style-name="T28">nullptr</text:span><text:span text:style-name="T19">)</text:span></text:p>
            <text:p text:style-name="Standard"><text:span text:style-name="T19"><text:tab/><text:tab/></text:span><text:span text:style-name="T28">return</text:span><text:span text:style-name="T19"> </text:span><text:span text:style-name="T28">nullptr</text:span><text:span text:style-name="T19">;</text:span></text:p>
            <text:p text:style-name="Standard"><text:span text:style-name="T19"><text:tab/></text:span><text:span text:style-name="T28">while</text:span><text:span text:style-name="T19"> (tree-&gt;right != </text:span><text:span text:style-name="T28">nullptr</text:span><text:span text:style-name="T19">)</text:span></text:p>
            <text:p text:style-name="P4"><text:tab/><text:tab/>tree = tree-&gt;right;</text:p>
            <text:p text:style-name="Standard"><text:span text:style-name="T19"><text:tab/></text:span><text:span text:style-name="T28">return</text:span><text:span text:style-name="T19"> tree;</text:span></text:p>
            <text:p text:style-name="P4">}</text:p>
            <text:p text:style-name="P4"/>
            <text:p text:style-name="Standard"><text:span text:style-name="T28">template</text:span><text:span text:style-name="T19">&lt;</text:span><text:span text:style-name="T28">typename</text:span><text:span text:style-name="T19"> T&gt;</text:span></text:p>
            <text:p text:style-name="P4">node&lt;T&gt;* BinTree&lt;T&gt;::next(node_ptr tree) {</text:p>
            <text:p text:style-name="Standard"><text:span text:style-name="T19"><text:tab/></text:span><text:span text:style-name="T28">if</text:span><text:span text:style-name="T19"> (tree-&gt;right != </text:span><text:span text:style-name="T28">nullptr</text:span><text:span text:style-name="T19">)</text:span></text:p>
            <text:p text:style-name="Standard"><text:span text:style-name="T19"><text:tab/><text:tab/></text:span><text:span text:style-name="T28">return</text:span><text:span text:style-name="T19"> min(tree-&gt;right);</text:span></text:p>
            <text:p text:style-name="Standard"><text:span text:style-name="T19"><text:tab/></text:span><text:span text:style-name="T28">while</text:span><text:span text:style-name="T19"> (tree-&gt;parent != </text:span><text:span text:style-name="T28">nullptr</text:span><text:span text:style-name="T19"> &amp;&amp; tree-&gt;parent-&gt;left != tree) {</text:span></text:p>
            <text:p text:style-name="P4"><text:tab/><text:tab/>tree = tree-&gt;parent;</text:p>
            <text:p text:style-name="P4"><text:tab/>}</text:p>
            <text:p text:style-name="Standard"><text:span text:style-name="T19"><text:tab/></text:span><text:span text:style-name="T28">return</text:span><text:span text:style-name="T19"> tree-&gt;parent;</text:span></text:p>
            <text:p text:style-name="P4">}</text:p>
            <text:p text:style-name="P4"/>
            <text:p text:style-name="Standard"><text:span text:style-name="T28">template</text:span><text:span text:style-name="T19">&lt;</text:span><text:span text:style-name="T28">typename</text:span><text:span text:style-name="T19"> T&gt;</text:span></text:p>
            <text:p text:style-name="P4">node&lt;T&gt;* BinTree&lt;T&gt;::prev(node_ptr tree, BinTree&lt;T&gt; *bin_tree_ptr) {</text:p>
            <text:p text:style-name="Standard"><text:span text:style-name="T19"><text:tab/></text:span><text:span text:style-name="T28">if</text:span><text:span text:style-name="T19"> (tree == </text:span><text:span text:style-name="T28">nullptr</text:span><text:span text:style-name="T19">)</text:span></text:p>
            <text:p text:style-name="Standard"><text:span text:style-name="T19"><text:tab/><text:tab/></text:span><text:span text:style-name="T28">return</text:span><text:span text:style-name="T19"> max(bin_tree_ptr-&gt;m_root);</text:span></text:p>
            <text:p text:style-name="Standard"><text:span text:style-name="T19"><text:tab/></text:span><text:span text:style-name="T28">if</text:span><text:span text:style-name="T19"> (tree-&gt;left != </text:span><text:span text:style-name="T28">nullptr</text:span><text:span text:style-name="T19">)</text:span></text:p>
            <text:p text:style-name="Standard"><text:span text:style-name="T19"><text:tab/><text:tab/></text:span><text:span text:style-name="T28">return</text:span><text:span text:style-name="T19"> max(tree-&gt;left);</text:span></text:p>
            <text:p text:style-name="Standard"><text:span text:style-name="T19"><text:tab/></text:span><text:span text:style-name="T28">while</text:span><text:span text:style-name="T19"> (tree-&gt;parent != </text:span><text:span text:style-name="T28">nullptr</text:span><text:span text:style-name="T19"> &amp;&amp; tree-&gt;parent-&gt;right != tree) {</text:span></text:p>
            <text:p text:style-name="P4"><text:tab/><text:tab/>tree = tree-&gt;parent;</text:p>
            <text:p text:style-name="P4"><text:tab/>}</text:p>
            <text:p text:style-name="Standard"><text:span text:style-name="T19"><text:tab/></text:span><text:span text:style-name="T28">return</text:span><text:span text:style-name="T19"> tree-&gt;parent;</text:span></text:p>
            <text:p text:style-name="P4">}</text:p>
            <text:p text:style-name="P4"/>
            <text:p text:style-name="Standard"><text:span text:style-name="T28">template</text:span><text:span text:style-name="T19">&lt;</text:span><text:span text:style-name="T28">typename</text:span><text:span text:style-name="T19"> T&gt;</text:span></text:p>
            <text:p text:style-name="Standard"><text:span text:style-name="T28">void</text:span><text:span text:style-name="T19"> BinTree&lt;T&gt;::clear(node_ptr tree) {</text:span></text:p>
            <text:p text:style-name="Standard"><text:span text:style-name="T19"><text:tab/></text:span><text:span text:style-name="T28">if</text:span><text:span text:style-name="T19"> (tree == </text:span><text:span text:style-name="T28">nullptr</text:span><text:span text:style-name="T19">)</text:span></text:p>
            <text:p text:style-name="Standard"><text:span text:style-name="T19"><text:tab/><text:tab/></text:span><text:span text:style-name="T28">return</text:span><text:span text:style-name="T19">;</text:span></text:p>
            <text:p text:style-name="P4"><text:tab/>clear(tree-&gt;left);</text:p>
            <text:p text:style-name="P4"><text:tab/>clear(tree-&gt;right);</text:p>
            <text:p text:style-name="Standard"><text:span text:style-name="T19"><text:tab/></text:span><text:span text:style-name="T28">delete</text:span><text:span text:style-name="T19"> tree;</text:span></text:p>
            <text:p text:style-name="P4">}</text:p>
            <text:p text:style-name="P5"><text:span text:style-name="T18">#endif</text:span><text:span text:style-name="T35"> </text:span><text:span text:style-name="T31">// !BIN_TREE_H</text:span></text:p>
          </table:table-cell>
        </table:table-row>
      </table:table>
      <text:p text:style-name="P11"/>
      <text:p text:style-name="P2"><text:span text:style-name="T10">Iterator</text:span><text:span text:style-name="T6">.</text:span><text:span text:style-name="T15">h</text:span></text:p>
      <table:table table:name="Таблица1" table:style-name="Таблица1">
        <table:table-column table:style-name="Таблица1.A"/>
        <table:table-row>
          <table:table-cell table:style-name="Таблица1.A1" office:value-type="string">
            <text:p text:style-name="P6"><text:span text:style-name="T18">#ifndef</text:span><text:span text:style-name="T20"> ITERATOR_H</text:span></text:p>
            <text:p text:style-name="Standard"><text:span text:style-name="T17">#define</text:span><text:span text:style-name="T19"> </text:span><text:span text:style-name="T25">ITERATOR_H</text:span></text:p>
            <text:p text:style-name="P4"/>
            <text:p text:style-name="Standard"><text:soft-page-break/><text:span text:style-name="T17">#include</text:span><text:span text:style-name="T19"> </text:span><text:span text:style-name="T27">&lt;memory&gt;</text:span></text:p>
            <text:p text:style-name="P4"/>
            <text:p text:style-name="Standard"><text:span text:style-name="T17">#include</text:span><text:span text:style-name="T19"> </text:span><text:span text:style-name="T27">"BinTree.h"</text:span></text:p>
            <text:p text:style-name="P4"/>
            <text:p text:style-name="Standard"><text:span text:style-name="T28">template</text:span><text:span text:style-name="T19">&lt;</text:span><text:span text:style-name="T28">typename</text:span><text:span text:style-name="T19"> </text:span><text:span text:style-name="T29">T</text:span><text:span text:style-name="T19">&gt;</text:span></text:p>
            <text:p text:style-name="Standard"><text:span text:style-name="T28">struct</text:span><text:span text:style-name="T19"> </text:span><text:span text:style-name="T29">node</text:span><text:span text:style-name="T19">;</text:span></text:p>
            <text:p text:style-name="P4"/>
            <text:p text:style-name="Standard"><text:span text:style-name="T28">template</text:span><text:span text:style-name="T19">&lt;</text:span><text:span text:style-name="T28">typename</text:span><text:span text:style-name="T19"> </text:span><text:span text:style-name="T29">T</text:span><text:span text:style-name="T19">&gt;</text:span></text:p>
            <text:p text:style-name="Standard"><text:span text:style-name="T28">class</text:span><text:span text:style-name="T19"> </text:span><text:span text:style-name="T29">BinTree</text:span><text:span text:style-name="T19">;</text:span></text:p>
            <text:p text:style-name="P4"/>
            <text:p text:style-name="Standard"><text:span text:style-name="T28">template</text:span><text:span text:style-name="T19">&lt;</text:span><text:span text:style-name="T28">typename</text:span><text:span text:style-name="T19"> </text:span><text:span text:style-name="T29">T</text:span><text:span text:style-name="T19">&gt;</text:span></text:p>
            <text:p text:style-name="Standard"><text:span text:style-name="T28">class</text:span><text:span text:style-name="T19"> </text:span><text:span text:style-name="T29">Iterator</text:span><text:span text:style-name="T19"> {</text:span></text:p>
            <text:p text:style-name="Standard"><text:span text:style-name="T19"><text:tab/></text:span><text:span text:style-name="T28">typedef</text:span><text:span text:style-name="T19"> </text:span><text:span text:style-name="T29">node</text:span><text:span text:style-name="T19">&lt;</text:span><text:span text:style-name="T29">T</text:span><text:span text:style-name="T19">&gt;* </text:span><text:span text:style-name="T29">node_ptr</text:span><text:span text:style-name="T19">;</text:span></text:p>
            <text:p text:style-name="Standard"><text:span text:style-name="T28">private</text:span><text:span text:style-name="T19">:</text:span></text:p>
            <text:p text:style-name="Standard"><text:span text:style-name="T19"><text:tab/></text:span><text:span text:style-name="T29">BinTree</text:span><text:span text:style-name="T19">&lt;</text:span><text:span text:style-name="T29">T</text:span><text:span text:style-name="T19">&gt; *bin_tree_ptr;</text:span></text:p>
            <text:p text:style-name="Standard"><text:span text:style-name="T19"><text:tab/></text:span><text:span text:style-name="T29">node_ptr</text:span><text:span text:style-name="T19"> tree;</text:span></text:p>
            <text:p text:style-name="Standard"><text:span text:style-name="T28">public</text:span><text:span text:style-name="T19">:</text:span></text:p>
            <text:p text:style-name="P4"><text:tab/>Iterator() {};</text:p>
            <text:p text:style-name="Standard"><text:span text:style-name="T19"><text:tab/>Iterator(</text:span><text:span text:style-name="T29">node_ptr</text:span><text:span text:style-name="T19"> </text:span><text:span text:style-name="T17">p</text:span><text:span text:style-name="T19">, </text:span><text:span text:style-name="T29">BinTree</text:span><text:span text:style-name="T19">&lt;</text:span><text:span text:style-name="T29">T</text:span><text:span text:style-name="T19">&gt; *</text:span><text:span text:style-name="T17">bt_ptr</text:span><text:span text:style-name="T19">) : tree(</text:span><text:span text:style-name="T17">p</text:span><text:span text:style-name="T19">), bin_tree_ptr(</text:span><text:span text:style-name="T17">bt_ptr</text:span><text:span text:style-name="T19">) {}</text:span></text:p>
            <text:p text:style-name="Standard"><text:span text:style-name="T19"><text:tab/>std::</text:span><text:span text:style-name="T29">shared_ptr</text:span><text:span text:style-name="T19">&lt;</text:span><text:span text:style-name="T29">T</text:span><text:span text:style-name="T19">&gt;&amp; </text:span><text:span text:style-name="T32">operator*</text:span><text:span text:style-name="T19">() {</text:span></text:p>
            <text:p text:style-name="Standard"><text:span text:style-name="T19"><text:tab/><text:tab/></text:span><text:span text:style-name="T28">return</text:span><text:span text:style-name="T19"> tree-&gt;obj;</text:span></text:p>
            <text:p text:style-name="P4"><text:tab/>}</text:p>
            <text:p text:style-name="Standard"><text:span text:style-name="T19"><text:tab/></text:span><text:span text:style-name="T29">T</text:span><text:span text:style-name="T19">* </text:span><text:span text:style-name="T32">operator-&gt;</text:span><text:span text:style-name="T19">() {</text:span></text:p>
            <text:p text:style-name="Standard"><text:span text:style-name="T19"><text:tab/><text:tab/></text:span><text:span text:style-name="T28">return</text:span><text:span text:style-name="T19"> tree-&gt;obj.get();</text:span></text:p>
            <text:p text:style-name="P4"><text:tab/>}</text:p>
            <text:p text:style-name="Standard"><text:span text:style-name="T19"><text:tab/></text:span><text:span text:style-name="T29">Iterator</text:span><text:span text:style-name="T19">&lt;</text:span><text:span text:style-name="T29">T</text:span><text:span text:style-name="T19">&gt;&amp; </text:span><text:span text:style-name="T32">operator++</text:span><text:span text:style-name="T19">() {</text:span></text:p>
            <text:p text:style-name="Standard"><text:span text:style-name="T19"><text:tab/><text:tab/>tree = </text:span><text:span text:style-name="T29">BinTree</text:span><text:span text:style-name="T19">&lt;</text:span><text:span text:style-name="T29">T</text:span><text:span text:style-name="T19">&gt;::next(tree);</text:span></text:p>
            <text:p text:style-name="Standard"><text:span text:style-name="T19"><text:tab/><text:tab/></text:span><text:span text:style-name="T28">return</text:span><text:span text:style-name="T19"> *</text:span><text:span text:style-name="T28">this</text:span><text:span text:style-name="T19">;</text:span></text:p>
            <text:p text:style-name="P4"><text:tab/>}</text:p>
            <text:p text:style-name="Standard"><text:span text:style-name="T19"><text:tab/></text:span><text:span text:style-name="T29">Iterator</text:span><text:span text:style-name="T19">&lt;</text:span><text:span text:style-name="T29">T</text:span><text:span text:style-name="T19">&gt;&amp; </text:span><text:span text:style-name="T32">operator--</text:span><text:span text:style-name="T19">() {</text:span></text:p>
            <text:p text:style-name="Standard"><text:span text:style-name="T19"><text:tab/><text:tab/>tree = </text:span><text:span text:style-name="T29">BinTree</text:span><text:span text:style-name="T19">&lt;</text:span><text:span text:style-name="T29">T</text:span><text:span text:style-name="T19">&gt;::prev(tree, bin_tree_ptr);</text:span></text:p>
            <text:p text:style-name="Standard"><text:span text:style-name="T19"><text:tab/><text:tab/></text:span><text:span text:style-name="T28">return</text:span><text:span text:style-name="T19"> *</text:span><text:span text:style-name="T28">this</text:span><text:span text:style-name="T19">;</text:span></text:p>
            <text:p text:style-name="P4"><text:tab/>}</text:p>
            <text:p text:style-name="Standard"><text:span text:style-name="T19"><text:tab/></text:span><text:span text:style-name="T28">bool</text:span><text:span text:style-name="T19"> </text:span><text:span text:style-name="T32">operator==</text:span><text:span text:style-name="T19">(</text:span><text:span text:style-name="T28">const</text:span><text:span text:style-name="T19"> </text:span><text:span text:style-name="T29">Iterator</text:span><text:span text:style-name="T19">&lt;</text:span><text:span text:style-name="T29">T</text:span><text:span text:style-name="T19">&gt; &amp;</text:span><text:span text:style-name="T17">other</text:span><text:span text:style-name="T19">) {</text:span></text:p>
            <text:p text:style-name="Standard"><text:span text:style-name="T19"><text:tab/><text:tab/></text:span><text:span text:style-name="T28">return</text:span><text:span text:style-name="T19"> bin_tree_ptr == </text:span><text:span text:style-name="T17">other</text:span><text:span text:style-name="T19">.bin_tree_ptr &amp;&amp; tree == </text:span><text:span text:style-name="T17">other</text:span><text:span text:style-name="T19">.tree;</text:span></text:p>
            <text:p text:style-name="P4"><text:tab/>}</text:p>
            <text:p text:style-name="Standard"><text:span text:style-name="T19"><text:tab/></text:span><text:span text:style-name="T28">bool</text:span><text:span text:style-name="T19"> </text:span><text:span text:style-name="T32">operator!=</text:span><text:span text:style-name="T19">(</text:span><text:span text:style-name="T28">const</text:span><text:span text:style-name="T19"> </text:span><text:span text:style-name="T29">Iterator</text:span><text:span text:style-name="T19">&lt;</text:span><text:span text:style-name="T29">T</text:span><text:span text:style-name="T19">&gt; &amp;</text:span><text:span text:style-name="T17">other</text:span><text:span text:style-name="T19">) {</text:span></text:p>
            <text:p text:style-name="Standard"><text:span text:style-name="T19"><text:tab/><text:tab/></text:span><text:span text:style-name="T28">return</text:span><text:span text:style-name="T19"> !(*</text:span><text:span text:style-name="T28">this</text:span><text:span text:style-name="T19"> == </text:span><text:span text:style-name="T17">other</text:span><text:span text:style-name="T19">);</text:span></text:p>
            <text:p text:style-name="P4"><text:tab/>}</text:p>
            <text:p text:style-name="P4">};</text:p>
            <text:p text:style-name="P6"><text:span text:style-name="T18">#endif</text:span><text:span text:style-name="T20"> </text:span><text:span text:style-name="T31">// !ITERATOR_H</text:span></text:p>
          </table:table-cell>
        </table:table-row>
      </table:table>
      <text:h text:style-name="P43" text:outline-level="2">Выводы</text:h>
      <text:p text:style-name="P3"><text:span text:style-name="T33">В ходе выполнения данной лабораторной работы </text:span><text:span text:style-name="T7">мною были </text:span><text:span text:style-name="T11">углублены познания и навыки в работе с шаблонами классов и функций. Так же приобретены знания и навыки в реализации итераторов для динамических структур. Итераторы довольно <text:s/>удобная вещь потому что они позволяют использовать обобщенные алгоритмы для пользовательских типов данных. А таких обобщенных алгоритмов реализовано огромное количество. Поэтому, лишь правильно реализовав итераторы, программист получает возможность использования большого количества алгоритмов, будь то поиск, замена, тот же </text:span><text:span text:style-name="T16">range-based for </text:span><text:span text:style-name="T11">и тому подобное. Это весьма удоб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Label_20_1" style:display-name="ListLabel 1" style:family="text">
      <style:text-properties style:font-name="Times New Roman" fo:font-family="'Times New Roman'" style:font-family-generic="roman" style:font-pitch="variable" fo:font-size="10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2-26T18:44:59.206000000</dc:date>
    <meta:editing-duration>PT4H56M1S</meta:editing-duration>
    <meta:editing-cycles>46</meta:editing-cycles>
    <meta:document-statistic meta:table-count="3" meta:image-count="0" meta:object-count="0" meta:page-count="8" meta:paragraph-count="344" meta:word-count="1245" meta:character-count="9864" meta:non-whitespace-character-count="8535"/>
  </office:meta>
</office:document-meta>
</file>